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213">
      <style:table-cell-properties fo:background-color="#ffff99" fo:border="0.06pt solid #000000"/>
    </style:style>
    <style:style style:name="ce8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ackground-color="#ffff99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ráctica 12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 table:number-columns-spanned="9" table:number-rows-spanned="1">
            <text:p>PRÁCTICA 12.ROSA DE LOS VIENTOS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2"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 table:number-columns-spanned="18" table:number-rows-spanned="1">
            <text:p>Incluir una definición de “Rosa de los Vientos”</text:p>
          </table:table-cell>
          <table:covered-table-cell table:number-columns-repeated="17"/>
          <table:table-cell table:number-columns-repeated="1001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NE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EN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S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S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SW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WS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NW</text:p>
          </table:table-cell>
          <table:table-cell table:style-name="ce5" office:value-type="string" calcext:value-type="string">
            <text:p>NW</text:p>
          </table:table-cell>
          <table:table-cell table:style-name="ce5" office:value-type="string" calcext:value-type="string">
            <text:p>NNW</text:p>
          </table:table-cell>
          <table:table-cell table:style-name="ce5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HORA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3" calcext:value-type="float">
            <text:p>33</text:p>
          </table:table-cell>
          <table:table-cell table:style-name="ce8" table:formula="of:=SUM([.C7:.R7])" office:value-type="float" office:value="694" calcext:value-type="float">
            <text:p>694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PORCENTAJE</text:p>
          </table:table-cell>
          <table:table-cell table:style-name="ce7" table:formula="of:=[.C7]/[.S7]" office:value-type="percentage" office:value="0.0331412103746398" calcext:value-type="percentage">
            <text:p>3,3%</text:p>
          </table:table-cell>
          <table:table-cell table:style-name="ce7" table:formula="of:=[.D7]/[.S7]" office:value-type="percentage" office:value="0.0417867435158501" calcext:value-type="percentage">
            <text:p>4,2%</text:p>
          </table:table-cell>
          <table:table-cell table:style-name="ce7" table:formula="of:=[.E7]/[.S7]" office:value-type="percentage" office:value="0.0619596541786744" calcext:value-type="percentage">
            <text:p>6,2%</text:p>
          </table:table-cell>
          <table:table-cell table:style-name="ce7" table:formula="of:=[.F7]/[.S7]" office:value-type="percentage" office:value="0.0648414985590778" calcext:value-type="percentage">
            <text:p>6,5%</text:p>
          </table:table-cell>
          <table:table-cell table:style-name="ce7" table:formula="of:=[.G7]/[.S7]" office:value-type="percentage" office:value="0.109510086455331" calcext:value-type="percentage">
            <text:p>11,0%</text:p>
          </table:table-cell>
          <table:table-cell table:style-name="ce7" table:formula="of:=[.H7]/[.S7]" office:value-type="percentage" office:value="0.0619596541786744" calcext:value-type="percentage">
            <text:p>6,2%</text:p>
          </table:table-cell>
          <table:table-cell table:style-name="ce7" table:formula="of:=[.I7]/[.S7]" office:value-type="percentage" office:value="0.0648414985590778" calcext:value-type="percentage">
            <text:p>6,5%</text:p>
          </table:table-cell>
          <table:table-cell table:style-name="ce7" table:formula="of:=[.J7]/[.S7]" office:value-type="percentage" office:value="0.0662824207492795" calcext:value-type="percentage">
            <text:p>6,6%</text:p>
          </table:table-cell>
          <table:table-cell table:style-name="ce7" table:formula="of:=[.K7]/[.S7]" office:value-type="percentage" office:value="0.037463976945245" calcext:value-type="percentage">
            <text:p>3,7%</text:p>
          </table:table-cell>
          <table:table-cell table:style-name="ce7" table:formula="of:=[.L7]/[.S7]" office:value-type="percentage" office:value="0.0806916426512968" calcext:value-type="percentage">
            <text:p>8,1%</text:p>
          </table:table-cell>
          <table:table-cell table:style-name="ce7" table:formula="of:=[.M7]/[.S7]" office:value-type="percentage" office:value="0.0417867435158501" calcext:value-type="percentage">
            <text:p>4,2%</text:p>
          </table:table-cell>
          <table:table-cell table:style-name="ce7" table:formula="of:=[.N7]/[.S7]" office:value-type="percentage" office:value="0.0893371757925072" calcext:value-type="percentage">
            <text:p>8,9%</text:p>
          </table:table-cell>
          <table:table-cell table:style-name="ce7" table:formula="of:=[.O7]/[.S7]" office:value-type="percentage" office:value="0.0461095100864553" calcext:value-type="percentage">
            <text:p>4,6%</text:p>
          </table:table-cell>
          <table:table-cell table:style-name="ce7" table:formula="of:=[.P7]/[.S7]" office:value-type="percentage" office:value="0.0648414985590778" calcext:value-type="percentage">
            <text:p>6,5%</text:p>
          </table:table-cell>
          <table:table-cell table:style-name="ce7" table:formula="of:=[.Q7]/[.S7]" office:value-type="percentage" office:value="0.0878962536023055" calcext:value-type="percentage">
            <text:p>8,8%</text:p>
          </table:table-cell>
          <table:table-cell table:style-name="ce7" table:formula="of:=[.R7]/[.S7]" office:value-type="percentage" office:value="0.0475504322766571" calcext:value-type="percentage">
            <text:p>4,8%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/>
          <table:table-cell>
            <draw:frame table:end-cell-address="'Práctica 12.'.L32" table:end-x="0.059cm" table:end-y="0.392cm" draw:z-index="0" draw:style-name="gr1" svg:width="14.15cm" svg:height="9.417cm" svg:x="0.371cm" svg:y="0.008cm">
              <draw:object draw:notify-on-update-of-ranges="'Práctica 12.'.C6:'Práctica 12.'.R6 'Práctica 12.'.B7:'Práctica 12.'.B7 'Práctica 12.'.C7:'Práctica 12.'.R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'Práctica 12.'.U34" table:end-x="0.154cm" table:end-y="0.286cm" draw:z-index="1" draw:style-name="gr1" svg:width="12.27cm" svg:height="10.16cm" svg:x="0.918cm" svg:y="0.061cm">
              <draw:object draw:notify-on-update-of-ranges="'Práctica 12.'.C6:'Práctica 12.'.R6 'Práctica 12.'.B8:'Práctica 12.'.B8 'Práctica 12.'.C8:'Práctica 12.'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</table:table>
      <table:table table:name="Hoja3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"/>
          <table:table-cell table:style-name="ce2" office:value-type="string" calcext:value-type="string" table:number-columns-spanned="9" table:number-rows-spanned="1">
            <text:p>ROSA DELS VENTS</text:p>
          </table:table-cell>
          <table:covered-table-cell table:number-columns-repeated="8" table:style-name="ce1"/>
          <table:table-cell table:style-name="ce1"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spanned="18" table:number-rows-spanned="1"/>
          <table:covered-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NE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EN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S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S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SW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WS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NW</text:p>
          </table:table-cell>
          <table:table-cell table:style-name="ce5" office:value-type="string" calcext:value-type="string">
            <text:p>NW</text:p>
          </table:table-cell>
          <table:table-cell table:style-name="ce5" office:value-type="string" calcext:value-type="string">
            <text:p>NNW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/>
          <table:table-cell table:style-name="ce4" office:value-type="string" calcext:value-type="string">
            <text:p>HORE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3" calcext:value-type="float">
            <text:p>33</text:p>
          </table:table-cell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PERCENTATGE</text:p>
          </table:table-cell>
          <table:table-cell table:style-name="ce7" table:number-columns-repeated="1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">
      <number:number number:decimal-places="1" number:min-integer-digits="1" number:grouping="true"/>
    </number:number-style>
    <number:number-style style:name="N109P0" style:volatile="true">
      <number:number number:decimal-places="1" number:min-integer-digits="1" number:grouping="true"/>
    </number:number-style>
    <number:number-style style:name="N109">
      <style:text-properties fo:color="#ff0000"/>
      <number:text>-</number:text>
      <number:number number:decimal-places="1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2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number-style style:name="N117P0" style:volatile="true">
      <number:number number:decimal-places="0" number:min-integer-digits="1" number:grouping="true"/>
      <number:text>€</number:text>
    </number:number-style>
    <number:number-style style:name="N117">
      <number:text>-</number:text>
      <number:number number:decimal-places="0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€</number:text>
    </number:number-style>
    <number:number-style style:name="N120">
      <number:text>-</number:text>
      <number:number number:decimal-places="2" number:min-integer-digits="1" number:grouping="true"/>
      <number:text>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</number:text>
    </number:number-style>
    <number:number-style style:name="N127P1" style:volatile="true">
      <number:text>-</number:text>
      <number:number number:decimal-places="0" number:min-integer-digits="1" number:grouping="true"/>
      <number:text>   </number:text>
    </number:number-style>
    <number:number-style style:name="N127P2" style:volatile="true">
      <number:text> -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€ </number:text>
    </number:number-style>
    <number:number-style style:name="N131P1" style:volatile="true">
      <number:text>-</number:text>
      <number:number number:decimal-places="0" number:min-integer-digits="1" number:grouping="true"/>
      <number:text>€ </number:text>
    </number:number-style>
    <number:number-style style:name="N131P2" style:volatile="true">
      <number:text> -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€ </number:text>
    </number:number-style>
    <number:number-style style:name="N139P1" style:volatile="true">
      <number:text>-</number:text>
      <number:number number:decimal-places="2" number:min-integer-digits="1" number:grouping="true"/>
      <number:text>€ </number:text>
    </number:number-style>
    <number:number-style style:name="N139P2" style:volatile="true">
      <number:text> -</number:text>
      <number:number number:decimal-places="0" number:min-integer-digits="0"/>
      <number:text>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2" number:min-integer-digits="1" number:grouping="true"/>
      <number:text> €</number:text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integer-digits="1" number:grouping="true"/>
      <number:text>    </number:text>
    </number:number-style>
    <number:number-style style:name="N165P2" style:volatile="true">
      <number:text> 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pta </number:text>
    </number:number-style>
    <number:number-style style:name="N175P1" style:volatile="true">
      <number:text>-</number:text>
      <number:number number:decimal-places="0" number:min-integer-digits="1" number:grouping="true"/>
      <number:text> pta </number:text>
    </number:number-style>
    <number:number-style style:name="N175P2" style:volatile="true">
      <number:text> - pta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pta </number:text>
    </number:number-style>
    <number:number-style style:name="N183P1" style:volatile="true">
      <number:text>-</number:text>
      <number:number number:decimal-places="2" number:min-integer-digits="1" number:grouping="true"/>
      <number:text> pta </number:text>
    </number:number-style>
    <number:number-style style:name="N183P2" style:volatile="true">
      <number:text> -</number:text>
      <number:number number:decimal-places="0" number:min-integer-digits="0"/>
      <number:text>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Pts</number:text>
    </number:number-style>
    <number:number-style style:name="N189">
      <number:text>-</number:text>
      <number:number number:decimal-places="0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2P0" style:volatile="true">
      <number:number number:decimal-places="2" number:min-integer-digits="1" number:grouping="true"/>
      <number:text> Pts</number:text>
    </number:number-style>
    <number:number-style style:name="N192">
      <number:text>-</number:text>
      <number:number number:decimal-places="2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7P0" style:volatile="true">
      <number:number number:decimal-places="0" number:min-integer-digits="1" number:grouping="true"/>
      <number:text> Pts </number:text>
    </number:number-style>
    <number:number-style style:name="N197P1" style:volatile="true">
      <number:text>-</number:text>
      <number:number number:decimal-places="0" number:min-integer-digits="1" number:grouping="true"/>
      <number:text> Pts </number:text>
    </number:number-style>
    <number:number-style style:name="N197P2" style:volatile="true">
      <number:text> -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Pts </number:text>
    </number:number-style>
    <number:number-style style:name="N201P1" style:volatile="true">
      <number:text>-</number:text>
      <number:number number:decimal-places="2" number:min-integer-digits="1" number:grouping="true"/>
      <number:text> Pts </number:text>
    </number:number-style>
    <number:number-style style:name="N201P2" style:volatile="true">
      <number:text> -</number:text>
      <number:number number:decimal-places="0" number:min-integer-digits="0"/>
      <number:text>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5" number:min-integer-digits="0" number:decimal-replacement=""/>
      <number:text> €</number:text>
    </number:number-style>
    <number:currency-style style:name="N204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4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4P0"/>
    </number:currency-style>
    <number:number-style style:name="N205">
      <number:number number:decimal-places="3" number:min-integer-digits="1"/>
    </number:number-style>
    <number:number-style style:name="N206">
      <number:number number:decimal-places="4" number:min-integer-digits="1"/>
    </number:number-style>
    <number:currency-style style:name="N2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10P0"/>
    </number:currency-style>
    <number:currency-style style:name="N2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2P0"/>
    </number:currency-style>
    <number:percentage-style style:name="N213">
      <number:number number:decimal-places="1" number:min-integer-digits="1"/>
      <number:text>%</number:text>
    </number:percentage-style>
    <style:style style:name="Default" style:family="table-cell">
      <style:text-properties style:font-name-asian="DejaVu Sans Condensed" style:font-family-asian="'DejaVu Sans Condensed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8:04:28.5438618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invitado </meta:initial-creator>
    <meta:creation-date>2012-01-30T13:06:33</meta:creation-date>
    <dc:date>2015-10-13T08:04:57.471787478</dc:date>
    <meta:editing-duration>PT9M36S</meta:editing-duration>
    <meta:editing-cycles>4</meta:editing-cycles>
    <meta:generator>LibreOffice/4.2.8.2$Linux_x86 LibreOffice_project/420m0$Build-2</meta:generator>
    <meta:document-statistic meta:table-count="2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pyramid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66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01cm" svg:height="9.21cm" xlink:href=".." xlink:type="simple" chart:class="chart:bar" chart:style-name="ch1">
        <chart:title svg:x="4.943cm" svg:y="0.32cm" chart:style-name="ch2">
          <text:p>HORAS DE VIENTO</text:p>
        </chart:title>
        <chart:legend chart:legend-position="end" svg:x="11.166cm" svg:y="1.586cm" style:legend-expansion="high" chart:style-name="ch3"/>
        <chart:plot-area chart:style-name="ch4" table:cell-range-address="'Práctica 12.'.C6:'Práctica 12.'.R7 'Práctica 12.'.B7:'Práctica 12.'.B7" chart:data-source-has-labels="both" svg:x="0.768cm" svg:y="1.519cm" svg:width="12.661cm" svg:height="7.3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89cm" svg:y="1.571cm" svg:width="12.04cm" svg:height="6.0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'Práctica 12.'.C6:'Práctica 12.'.R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Práctica 12.'.C7:'Práctica 12.'.R7" chart:label-cell-address="'Práctica 12.'.B7:'Práctica 12.'.B7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Práctica 12.'.C6:'Práctica 12.'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HORAS</text:p>
                <draw:g>
                  <svg:desc>'Práctica 12.'.B7:'Práctica 12.'.B7</svg:desc>
                </draw:g>
              </table:table-cell>
              <table:table-cell office:value-type="float" office:value="23">
                <text:p>23</text:p>
                <draw:g>
                  <svg:desc>'Práctica 12.'.C7:'Práctica 12.'.R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13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13">
      <style:chart-properties chart:display-label="true" chart:tick-marks-major-inner="true" chart:tick-marks-major-outer="false" chart:tick-marks-minor-inner="true" chart:tick-marks-minor-outer="false" chart:logarithmic="false" chart:maximum="0.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28cm" svg:height="9.951cm" xlink:href=".." xlink:type="simple" chart:class="chart:radar" chart:style-name="ch1">
        <chart:title svg:x="3.411cm" svg:y="0.335cm" chart:style-name="ch2">
          <text:p>ROSA DE FRECUENCIAS</text:p>
        </chart:title>
        <chart:legend chart:legend-position="end" svg:x="7.249cm" svg:y="9.051cm" style:legend-expansion="high" chart:style-name="ch3"/>
        <chart:plot-area chart:style-name="ch4" table:cell-range-address="'Práctica 12.'.C6:'Práctica 12.'.R6 'Práctica 12.'.B8:'Práctica 12.'.R8" chart:data-source-has-labels="both" svg:x="0.244cm" svg:y="1.339cm" svg:width="8.094cm" svg:height="8.413cm">
          <chartooo:coordinate-region svg:x="1.261cm" svg:y="2.595cm" svg:width="5.901cm" svg:height="5.901cm"/>
          <chart:axis chart:dimension="x" chart:name="primary-x" chart:style-name="ch5" chartooo:axis-type="text">
            <chart:categories table:cell-range-address="'Práctica 12.'.C6:'Práctica 12.'.R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áctica 12.'.C8:'Práctica 12.'.R8" chart:label-cell-address="'Práctica 12.'.B8:'Práctica 12.'.B8" chart:class="chart:rad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Práctica 12.'.C6:'Práctica 12.'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PORCENTAJE</text:p>
                <draw:g>
                  <svg:desc>'Práctica 12.'.B8:'Práctica 12.'.B8</svg:desc>
                </draw:g>
              </table:table-cell>
              <table:table-cell office:value-type="float" office:value="0.0331412103746398">
                <text:p>0.0331412103746398</text:p>
                <draw:g>
                  <svg:desc>'Práctica 12.'.C8:'Práctica 12.'.R8</svg:desc>
                </draw:g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109510086455331">
                <text:p>0.10951008645533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662824207492795">
                <text:p>0.0662824207492795</text:p>
              </table:table-cell>
              <table:table-cell office:value-type="float" office:value="0.037463976945245">
                <text:p>0.037463976945245</text:p>
              </table:table-cell>
              <table:table-cell office:value-type="float" office:value="0.0806916426512968">
                <text:p>0.0806916426512968</text:p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893371757925072">
                <text:p>0.0893371757925072</text:p>
              </table:table-cell>
              <table:table-cell office:value-type="float" office:value="0.0461095100864553">
                <text:p>0.0461095100864553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878962536023055">
                <text:p>0.0878962536023055</text:p>
              </table:table-cell>
              <table:table-cell office:value-type="float" office:value="0.0475504322766571">
                <text:p>0.0475504322766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